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298F7239761C30F4C13.png" manifest:media-type="image/png"/>
  <manifest:file-entry manifest:full-path="Pictures/1000000000000181000001A9D91E66AACA3964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048cm" svg:y="0.132cm" svg:width="10.054cm" svg:height="17.568cm" draw:z-index="0"><draw:image xlink:href="Pictures/100000000000017C00000298F7239761C30F4C13.png" xlink:type="simple" xlink:show="embed" xlink:actuate="onLoad"/></draw:frame><draw:frame draw:style-name="fr1" draw:name="Image2" text:anchor-type="paragraph" svg:x="9.19cm" svg:y="5.477cm" svg:width="10.186cm" svg:height="11.245cm" draw:z-index="1"><draw:image xlink:href="Pictures/1000000000000181000001A9D91E66AACA3964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0.4$Windows_x86 LibreOffice_project/066b007f5ebcc236395c7d282ba488bca6720265</meta:generator>
    <dc:date>2017-01-08T01:19:43.092000000</dc:date>
    <meta:document-statistic meta:table-count="0" meta:image-count="2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